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 style:shadow="none"/>
    </style:style>
    <style:style style:name="Tabella2.A" style:family="table-column">
      <style:table-column-properties style:column-width="0.607cm" style:rel-column-width="344*"/>
    </style:style>
    <style:style style:name="Tabella2.B" style:family="table-column">
      <style:table-column-properties style:column-width="2.992cm" style:rel-column-width="1696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688cm" style:rel-column-width="390*"/>
    </style:style>
    <style:style style:name="Tabella2.F" style:family="table-column">
      <style:table-column-properties style:column-width="2.09cm" style:rel-column-width="1185*"/>
    </style:style>
    <style:style style:name="Tabella2.G" style:family="table-column">
      <style:table-column-properties style:column-width="7.301cm" style:rel-column-width="4139*"/>
    </style:style>
    <style:style style:name="Tabella2.H" style:family="table-column">
      <style:table-column-properties style:column-width="0.053cm" style:rel-column-width="30*"/>
    </style:style>
    <style:style style:name="Tabella2.J" style:family="table-column">
      <style:table-column-properties style:column-width="1.854cm" style:rel-column-width="1051*"/>
    </style:style>
    <style:style style:name="Tabella2.K" style:family="table-column">
      <style:table-column-properties style:column-width="2.408cm" style:rel-column-width="136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H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796cm" table:align="margins"/>
    </style:style>
    <style:style style:name="Tabella3.A" style:family="table-column">
      <style:table-column-properties style:column-width="2.09cm" style:rel-column-width="1185*"/>
    </style:style>
    <style:style style:name="Tabella3.B" style:family="table-column">
      <style:table-column-properties style:column-width="7.303cm" style:rel-column-width="4140*"/>
    </style:style>
    <style:style style:name="Tabella3.C" style:family="table-column">
      <style:table-column-properties style:column-width="2.117cm" style:rel-column-width="1200*"/>
    </style:style>
    <style:style style:name="Tabella3.D" style:family="table-column">
      <style:table-column-properties style:column-width="2.196cm" style:rel-column-width="1245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9pt" officeooo:paragraph-rsid="00115eee" style:font-name-asian="SimSun" style:font-size-asian="9pt" style:font-name-complex="Tahoma" style:font-size-complex="9pt"/>
    </style:style>
    <style:style style:name="P3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style:shadow="none"/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style:shadow="none"/>
      <style:text-properties style:font-name="Courier 10 Pitch" fo:font-size="8pt" fo:font-style="normal" style:text-underline-style="none" fo:font-weight="normal" officeooo:paragraph-rsid="002e454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style:shadow="none"/>
      <style:text-properties style:font-name="Verdana" fo:font-size="8pt" fo:font-style="normal" style:text-underline-style="none" fo:font-weight="bold" officeooo:paragraph-rsid="000feb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31d43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Courier 10 Pitch" fo:font-size="8pt" fo:font-weight="normal" officeooo:paragraph-rsid="002e4549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ext_20_body">
      <style:paragraph-properties fo:text-align="center" style:justify-single-word="false" style:shadow="none"/>
      <style:text-properties style:font-name="Courier 10 Pitch" fo:font-size="8pt" fo:font-weight="normal" officeooo:paragraph-rsid="002e4549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officeooo:paragraph-rsid="002e9d50" style:font-name-asian="SimSun" style:font-size-asian="9pt" style:font-name-complex="Tahoma" style:font-size-complex="9pt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3" style:family="text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15ee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15eee" style:font-style-asian="normal" style:font-weight-asian="normal" style:font-style-complex="normal" style:font-weight-complex="normal"/>
    </style:style>
    <style:style style:name="T9" style:family="text">
      <style:text-properties officeooo:rsid="000e9d65"/>
    </style:style>
    <style:style style:name="T10" style:family="text">
      <style:text-properties officeooo:rsid="00115e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officeooo:rsid="00115eee" style:font-weight-asian="normal" style:font-weight-complex="normal"/>
    </style:style>
    <style:style style:name="T13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4" style:family="text">
      <style:text-properties officeooo:rsid="001fc965"/>
    </style:style>
    <style:style style:name="T15" style:family="text">
      <style:text-properties officeooo:rsid="00278b56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8" style:family="text"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9"><text:placeholder text:placeholder-type="text">&lt;setLang('it_IT')&gt;</text:placeholder></text:span><text:span text:style-name="T4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11" office:value-type="string">
              <text:p text:style-name="P27"><text:span text:style-name="T11">Distinta base prodotto:</text:span> <text:span text:style-name="T10">[</text:span><text:span text:style-name="T4"><text:placeholder text:placeholder-type="text">&lt;o.default_code&gt;</text:placeholder></text:span><text:span text:style-name="T5">]</text:span><text:span text:style-name="T4"> </text:span><text:span text:style-name="T4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30">Codice</text:p>
            </table:table-cell>
            <table:covered-table-cell/>
            <table:table-cell table:style-name="Tabella2.A2" office:value-type="string">
              <text:p text:style-name="P30">Component<text:span text:style-name="T9">e</text:span></text:p>
            </table:table-cell>
            <table:table-cell table:style-name="Tabella2.A2" office:value-type="string">
              <text:p text:style-name="P30">Q.tà</text:p>
            </table:table-cell>
            <table:table-cell table:style-name="Tabella2.A2" office:value-type="string">
              <text:p text:style-name="P30">UM</text:p>
            </table:table-cell>
            <table:table-cell table:style-name="Tabella2.A2" office:value-type="string">
              <text:p text:style-name="P33">HW</text:p>
            </table:table-cell>
            <table:table-cell table:style-name="Tabella2.A2" table:number-columns-spanned="2" office:value-type="string">
              <text:p text:style-name="P31">Fornitore</text:p>
            </table:table-cell>
            <table:covered-table-cell/>
            <table:table-cell table:style-name="Tabella2.A2" office:value-type="string">
              <text:p text:style-name="P32">Unitario</text:p>
            </table:table-cell>
            <table:table-cell table:style-name="Tabella2.A2" office:value-type="string">
              <text:p text:style-name="P30">Data</text:p>
            </table:table-cell>
            <table:table-cell table:style-name="Tabella2.K2" office:value-type="string">
              <text:p text:style-name="P30">Totale</text:p>
            </table:table-cell>
          </table:table-row>
        </table:table-header-rows>
        <table:table-row>
          <table:table-cell table:style-name="Tabella2.A5" table:number-columns-spanned="11" office:value-type="string">
            <text:p text:style-name="P10"><text:text-input text:description="&lt;for each=&quot;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6"><text:placeholder text:placeholder-type="text">&lt;if test="not details"&gt;</text:placeholder></text:p>
            <text:p text:style-name="P18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20"><text:placeholder text:placeholder-type="text">&lt;/if&gt;</text:placeholder></text:p>
          </table:table-cell>
          <table:table-cell table:style-name="Tabella2.B4" office:value-type="string">
            <text:p text:style-name="P14"><text:placeholder text:placeholder-type="text">&lt;item.product_id.default_code&gt;</text:placeholder></text:p>
          </table:table-cell>
          <table:table-cell table:style-name="Tabella2.C4" office:value-type="string">
            <text:p text:style-name="P24"><text:placeholder text:placeholder-type="text">&lt;item.product_id.name&gt;</text:placeholder></text:p>
          </table:table-cell>
          <table:table-cell table:style-name="Tabella2.D4" office:value-type="string">
            <text:p text:style-name="P17"><text:placeholder text:placeholder-type="text">&lt;'%10.5f' % item.product_qty&gt;</text:placeholder></text:p>
          </table:table-cell>
          <table:table-cell table:style-name="Tabella2.E4" office:value-type="string">
            <text:p text:style-name="P15"><text:placeholder text:placeholder-type="text">&lt;item.product_uom.name&gt;</text:placeholder></text:p>
          </table:table-cell>
          <table:table-cell table:style-name="Tabella2.F4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A"/>
              <table:table-row>
                <table:table-cell table:style-name="Tabella3.A1" table:number-columns-spanned="5" office:value-type="string">
                  <text:p text:style-name="P19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1" office:value-type="string">
                  <text:p text:style-name="P12"><text:placeholder text:placeholder-type="text">&lt;if test="res[4]"&gt;</text:placeholder></text:p>
                  <text:p text:style-name="P21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3"><text:span text:style-name="T4"><text:placeholder text:placeholder-type="text">&lt;/if&gt;</text:placeholder></text:span><text:span text:style-name="T4"> </text:span></text:p>
                </table:table-cell>
                <table:table-cell table:style-name="Tabella3.A1" office:value-type="string">
                  <text:p text:style-name="P22"><text:span text:style-name="T13"><text:placeholder text:placeholder-type="text">&lt;res[0]&gt;</text:placeholder></text:span></text:p>
                </table:table-cell>
                <table:table-cell table:style-name="Tabella3.C2" office:value-type="string">
                  <text:p text:style-name="P28"><text:placeholder text:placeholder-type="text">&lt;res[1]&gt;</text:placeholder></text:p>
                </table:table-cell>
                <table:table-cell table:style-name="Tabella3.D2" office:value-type="string">
                  <text:p text:style-name="P25"><text:span text:style-name="T4"><text:s text:c="2"/></text:span><text:span text:style-name="T2"><text:placeholder text:placeholder-type="text">&lt;res[2]&gt;</text:placeholder></text:span></text:p>
                </table:table-cell>
                <table:table-cell table:style-name="Tabella3.C2" office:value-type="string">
                  <text:p text:style-name="P28"><text:placeholder text:placeholder-type="text">&lt;res[3]&gt;</text:placeholder></text:p>
                </table:table-cell>
              </table:table-row>
              <table:table-row>
                <table:table-cell table:style-name="Tabella3.A1" table:number-columns-spanned="5" office:value-type="string">
                  <text:p text:style-name="P19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11" office:value-type="string">
            <text:p text:style-name="P5"><text:span text:style-name="T1"><text:text-input text:description="&lt;/for&gt;">ends for loop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7" office:value-type="string">
            <text:p text:style-name="P9"><text:span text:style-name="T15">Costo medio di p</text:span>roduzione famiglia <text:span text:style-name="T14"><text:placeholder text:placeholder-type="text">&lt;o.family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6" table:number-columns-spanned="4" office:value-type="string">
            <text:p text:style-name="P7"><text:placeholder text:placeholder-type="text">&lt;o.family_id.medium_mrp_cost_forced or o.family_id.medium_mrp_c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6" table:number-columns-spanned="7" office:value-type="string">
            <text:p text:style-name="P6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7" table:number-columns-spanned="4" office:value-type="string">
            <text:p text:style-name="P8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  <table:covered-table-cell/>
        </table:table-row>
      </table:table>
      <text:p text:style-name="P3"/>
      <text:p text:style-name="P4"><text:s/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1T15:26:22.920992015</dc:date>
    <meta:editing-duration>P6DT6H56M36S</meta:editing-duration>
    <meta:editing-cycles>657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35" meta:word-count="67" meta:character-count="548" meta:non-whitespace-character-count="515"/>
    <meta:user-defined meta:name="Info 1"/>
    <meta:user-defined meta:name="Info 2"/>
    <meta:user-defined meta:name="Info 3"/>
    <meta:user-defined meta:name="Info 4"/>
  </office:meta>
</office:document-meta>
</file>